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CA8000008551D668A02.svm" manifest:media-type=""/>
  <manifest:file-entry manifest:full-path="Pictures/20000002000001F1000001122CD4DAB5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|cc|c}&#10;C &amp; J &amp; K &amp; Q_{n+1}\\&#10;\hline&#10;\uparrow &amp; 0 &amp; 0 &amp; Q_n \\&#10;\uparrow &amp; 0 &amp; 1 &amp; 0 \\&#10;\uparrow &amp; 1 &amp; 0 &amp; 1 \\&#10;\uparrow &amp; 1 &amp; 1 &amp; \overline{Q}_n 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69cm" svg:height="4.393cm" svg:x="0.445cm" svg:y="0.252cm">
          <draw:image xlink:href="Pictures/20000002000001F1000001122CD4DAB5.eps" xlink:type="simple" xlink:show="embed" xlink:actuate="onLoad">
            <text:p/>
          </draw:image>
        </draw:frame>
        <draw:frame draw:style-name="gr2" draw:text-style-name="P1" draw:layer="layout" svg:width="2.032cm" svg:height="1.651cm" svg:x="5.461cm" svg:y="2.794cm">
          <draw:image xlink:href="Pictures/2000000100000CA8000008551D668A0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9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15T18:43:07</dc:date>
    <dc:creator>kkk </dc:creator>
    <meta:generator>LibreOffice/3.3$Linux LibreOffice_project/330m19$Build-401</meta:generator>
    <meta:document-statistic meta:object-count="2"/>
  </office:meta>
</office:document-meta>
</file>